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center" draw:textarea-vertical-align="middle" draw:auto-grow-height="false" fo:padding-top="0.169cm" fo:padding-bottom="0.125cm" fo:padding-left="0.25cm" fo:padding-right="0.25cm" fo:wrap-option="wrap" draw:shadow-opacity="75%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center" draw:textarea-vertical-align="middle" draw:auto-grow-height="false" fo:padding-top="0.164cm" fo:padding-bottom="0.125cm" fo:padding-left="0.25cm" fo:padding-right="0.25cm" fo:wrap-option="wrap" draw:shadow-opacity="75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4cm" fo:padding-bottom="0.125cm" fo:padding-left="0.25cm" fo:padding-right="0.25cm" fo:wrap-option="no-wrap" draw:shadow-opacity="75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text-align="center" fo:text-indent="0cm" style:line-break="strict"/>
    </style:style>
    <style:style style:name="P2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 style:line-break="strict"/>
    </style:style>
    <style:style style:name="T1" style:family="text">
      <style:text-properties fo:color="#000000" fo:font-size="18pt" fo:language="en" fo:country="US" style:font-size-asian="18pt" style:font-size-complex="18pt"/>
    </style:style>
    <style:style style:name="T2" style:family="text">
      <style:text-properties fo:color="#000000" fo:font-size="16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2" xml:id="id2" draw:id="id2">
          <draw:custom-shape draw:name="AutoShape 3" draw:style-name="gr1" draw:text-style-name="P2" draw:layer="layout" svg:width="10.16cm" svg:height="1.266cm" svg:x="8.62cm" svg:y="2.274cm">
            <text:list text:style-name="L1">
              <text:list-header>
                <text:p text:style-name="P1"><text:span text:style-name="T1">ArchivalCollection</text:span></text:p>
              </text:list-header>
            </text:list>
  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2" draw:text-style-name="P2" draw:layer="layout" svg:width="10.16cm" svg:height="1.27cm" svg:x="8.62cm" svg:y="3.54cm">
            <text:p text:style-name="P1"><text:span text:style-name="T2">descriptive metadata (D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name="AutoShape 3" draw:style-name="gr1" draw:text-style-name="P2" draw:layer="layout" svg:width="10.16cm" svg:height="1.266cm" svg:x="2.27cm" svg:y="8.62cm">
          <text:list text:style-name="L1">
            <text:list-header>
              <text:p text:style-name="P1"><text:span text:style-name="T1">ArchivalCompon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2" draw:text-style-name="P2" draw:layer="layout" svg:width="10.16cm" svg:height="1.27cm" svg:x="2.27cm" svg:y="9.886cm">
          <text:p text:style-name="P1"><text:span text:style-name="T2">descriptive metadata (D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1" draw:text-style-name="P2" draw:layer="layout" svg:width="10.16cm" svg:height="1.266cm" svg:x="14.97cm" svg:y="8.624cm">
          <text:list text:style-name="L1">
            <text:list-header>
              <text:p text:style-name="P1"><text:span text:style-name="T1">ArchivalCompon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2" draw:text-style-name="P2" draw:layer="layout" svg:width="10.16cm" svg:height="1.27cm" svg:x="14.97cm" svg:y="9.89cm">
          <text:p text:style-name="P1"><text:span text:style-name="T2">descriptive metadata (D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2" xml:id="id1" draw:id="id1">
          <draw:custom-shape draw:name="AutoShape 3" draw:style-name="gr1" draw:text-style-name="P2" draw:layer="layout" svg:width="10.16cm" svg:height="1.266cm" svg:x="14.97cm" svg:y="14.97cm">
            <text:p text:style-name="P1"><text:span text:style-name="T1">ArchivalVide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" draw:style-name="gr2" draw:text-style-name="P2" draw:layer="layout" svg:width="10.16cm" svg:height="1.27cm" svg:x="14.97cm" svg:y="16.236cm">
            <text:p text:style-name="P1"><text:span text:style-name="T2">descriptive metadata (PBCore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5" draw:style-name="gr2" draw:text-style-name="P2" draw:layer="layout" svg:width="10.16cm" svg:height="1.266cm" svg:x="14.97cm" svg:y="17.51cm">
            <text:p text:style-name="P1"><text:span text:style-name="T2">Hydra::RightsMetad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name="AutoShape 19" draw:style-name="gr1" draw:text-style-name="P3" xml:id="id3" draw:id="id3" draw:layer="layout" svg:width="10.16cm" svg:height="1.27cm" svg:x="2.27cm" svg:y="16.241cm">
          <text:p text:style-name="P1"><text:span text:style-name="T1">Other models, ex. images, audio</text:span></text:p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9.882cm" svg:y1="8.62cm" svg:x2="9.882cm" svg:y2="4.81cm">
          <text:p/>
        </draw:line>
        <draw:line draw:style-name="gr3" draw:text-style-name="P4" draw:layer="layout" svg:x1="17.51cm" svg:y1="8.62cm" svg:x2="17.51cm" svg:y2="4.81cm">
          <text:p/>
        </draw:line>
        <draw:custom-shape draw:name="Text Box 21" draw:style-name="gr4" draw:text-style-name="P3" draw:layer="layout" svg:width="2.54cm" svg:height="0.882cm" svg:x="6.461cm" svg:y="6.361cm">
          <text:list text:style-name="L1">
            <text:list-header>
              <text:p text:style-name="P5"><text:span text:style-name="T2">isSubset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4" draw:text-style-name="P3" draw:layer="layout" svg:width="2.54cm" svg:height="0.882cm" svg:x="17.891cm" svg:y="6.268cm">
          <text:list text:style-name="L1">
            <text:list-header>
              <text:p text:style-name="P5"><text:span text:style-name="T2">isSubsetO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7.51cm" svg:y1="14.97cm" svg:x2="17.51cm" svg:y2="11.16cm">
          <text:p/>
        </draw:line>
        <draw:custom-shape draw:name="Text Box 21" draw:style-name="gr4" draw:text-style-name="P3" draw:layer="layout" svg:width="2.54cm" svg:height="0.882cm" svg:x="18.018cm" svg:y="12.684cm">
          <text:list text:style-name="L1">
            <text:list-header>
              <text:p text:style-name="P5"><text:span text:style-name="T2">isMemberO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9.89cm" svg:y1="16.24cm" svg:x2="9.89cm" svg:y2="11.164cm">
          <text:p/>
        </draw:line>
        <draw:custom-shape draw:name="Text Box 21" draw:style-name="gr4" draw:text-style-name="P3" draw:layer="layout" svg:width="2.54cm" svg:height="0.882cm" svg:x="6.415cm" svg:y="12.691cm">
          <text:list text:style-name="L1">
            <text:list-header>
              <text:p text:style-name="P5"><text:span text:style-name="T2">isMemberOf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" draw:text-style-name="P4" draw:layer="layout" svg:x1="14.97cm" svg:y1="16.873cm" svg:x2="13.7cm" svg:y2="4.81cm" draw:start-shape="id1" draw:start-glue-point="3" draw:end-shape="id2" svg:d="m14970 16873h-1270v-12063">
          <text:p text:style-name="P4"><text:s/></text:p>
        </draw:connector>
        <draw:custom-shape draw:name="Text Box 21" draw:style-name="gr4" draw:text-style-name="P3" draw:layer="layout" svg:width="2.54cm" svg:height="0.882cm" svg:x="12.303cm" svg:y="12.61cm">
          <text:list text:style-name="L1">
            <text:list-header>
              <text:p text:style-name="P5"><text:span text:style-name="T2">isMemberOfCol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" draw:text-style-name="P4" draw:layer="layout" svg:x1="12.43cm" svg:y1="16.876cm" svg:x2="13.7cm" svg:y2="4.81cm" draw:start-shape="id3" draw:start-glue-point="1" draw:end-shape="id2" svg:d="m12430 16876h1270v-12066">
          <text:p/>
        </draw:connector>
        <draw:line draw:style-name="gr3" draw:text-style-name="P4" draw:layer="layout" svg:x1="17.483cm" svg:y1="20.59cm" svg:x2="17.483cm" svg:y2="18.78cm">
          <text:p/>
        </draw:line>
        <draw:line draw:style-name="gr3" draw:text-style-name="P4" draw:layer="layout" svg:x1="22.633cm" svg:y1="20.59cm" svg:x2="22.633cm" svg:y2="18.78cm">
          <text:p/>
        </draw:line>
        <draw:custom-shape draw:name="Text Box 21" draw:style-name="gr4" draw:text-style-name="P3" draw:layer="layout" svg:width="2.54cm" svg:height="0.882cm" svg:x="18.653cm" svg:y="19.415cm">
          <text:list text:style-name="L1">
            <text:list-header>
              <text:p text:style-name="P5"><text:span text:style-name="T2">isPartOf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8T21:01:23</meta:creation-date>
    <dc:date>2013-02-11T23:10:21</dc:date>
    <meta:editing-duration>PT10H40M7S</meta:editing-duration>
    <meta:editing-cycles>4</meta:editing-cycles>
    <meta:generator>OpenOffice.org/3.4.1$Unix OpenOffice.org_project/341m1$Build-9593</meta:generator>
    <meta:document-statistic meta:object-count="26"/>
  </office:meta>
</office:document-meta>
</file>